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vertical-align="middle" draw:auto-grow-height="false"/>
    </style:style>
    <style:style style:name="gr2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 draw:shadow="hidden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marker-start="Circle" draw:marker-start-width="0.203cm" draw:textarea-vertical-align="middle" draw:shadow="hidden" draw:shadow-offset-x="0.203cm" draw:shadow-offset-y="0.203cm"/>
    </style:style>
    <style:style style:name="gr7" style:family="graphic" style:parent-style-name="Switch_20_Label">
      <style:graphic-properties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0.762cm" draw:transform="rotate (1.5707963267949) translate (8.89cm 17.18cm)">
          <text:p text:style-name="P1">Main Power 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0.552cm" svg:height="1.245cm" svg:x="24.837cm" svg:y="16.104cm">
          <draw:text-box>
            <text:p/>
          </draw:text-box>
        </draw:frame>
        <draw:g>
          <draw:g>
            <draw:g>
              <draw:line draw:style-name="gr3" draw:text-style-name="P1" draw:layer="layout" svg:x1="11.811cm" svg:y1="3.172cm" svg:x2="12.316cm" svg:y2="3.172cm">
                <text:p/>
              </draw:line>
              <draw:line draw:style-name="gr3" draw:text-style-name="P1" draw:layer="layout" svg:x1="12.115cm" svg:y1="2.981cm" svg:x2="12.316cm" svg:y2="3.172cm">
                <text:p/>
              </draw:line>
              <draw:line draw:style-name="gr3" draw:text-style-name="P1" draw:layer="layout" svg:x1="12.115cm" svg:y1="3.363cm" svg:x2="12.316cm" svg:y2="3.172cm">
                <text:p/>
              </draw:line>
            </draw:g>
            <draw:g>
              <draw:line draw:style-name="gr3" draw:text-style-name="P1" draw:layer="layout" svg:x1="12.473cm" svg:y1="3.172cm" svg:x2="12.827cm" svg:y2="3.172cm">
                <text:p/>
              </draw:line>
              <draw:line draw:style-name="gr3" draw:text-style-name="P1" draw:layer="layout" svg:x1="12.272cm" svg:y1="2.981cm" svg:x2="12.473cm" svg:y2="3.172cm">
                <text:p/>
              </draw:line>
              <draw:line draw:style-name="gr3" draw:text-style-name="P1" draw:layer="layout" svg:x1="12.272cm" svg:y1="3.363cm" svg:x2="12.473cm" svg:y2="3.172cm">
                <text:p/>
              </draw:line>
            </draw:g>
          </draw:g>
          <draw:g>
            <draw:g>
              <draw:path draw:style-name="gr3" draw:text-style-name="P1" draw:layer="layout" svg:width="0.361cm" svg:height="0.125cm" svg:x="10.94cm" svg:y="3.046cm" svg:viewBox="0 0 362 126" svg:d="M0 126c182-284 362 0 362 0">
                <text:p/>
              </draw:path>
              <draw:path draw:style-name="gr3" draw:text-style-name="P1" draw:layer="layout" svg:width="0.361cm" svg:height="0.125cm" svg:x="11.304cm" svg:y="3.174cm" svg:viewBox="0 0 362 126" svg:d="M0 0c182 284 362 0 362 0">
                <text:p/>
              </draw:path>
            </draw:g>
            <draw:custom-shape draw:style-name="gr4" draw:text-style-name="P1" draw:layer="layout" svg:width="0.144cm" svg:height="0.15cm" svg:x="10.794cm" svg:y="3.0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44cm" svg:height="0.15cm" svg:x="11.666cm" svg:y="3.0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5" draw:text-style-name="P1" draw:layer="layout" svg:x1="13.653cm" svg:y1="3.204cm" svg:x2="18.132cm" svg:y2="3.204cm">
          <text:p/>
        </draw:line>
        <draw:g>
          <draw:g>
            <draw:glue-point draw:id="4" svg:x="-4.746cm" svg:y="5.123cm"/>
            <draw:glue-point draw:id="5" svg:x="4.595cm" svg:y="4.876cm"/>
            <draw:glue-point draw:id="6" svg:x="-4.694cm" svg:y="4.612cm"/>
            <draw:line draw:style-name="gr6" draw:text-style-name="P1" draw:layer="layout" svg:x1="22.324cm" svg:y1="3.317cm" svg:x2="23.086cm" svg:y2="3.317cm">
              <text:p/>
            </draw:line>
            <draw:line draw:style-name="gr6" draw:text-style-name="P1" draw:layer="layout" svg:x1="24.972cm" svg:y1="3.317cm" svg:x2="24.21cm" svg:y2="3.317cm">
              <text:p/>
            </draw:line>
            <draw:line draw:style-name="gr3" draw:text-style-name="P1" draw:layer="layout" svg:x1="23.086cm" svg:y1="3.318cm" svg:x2="24.07cm" svg:y2="2.75cm">
              <text:p/>
            </draw:line>
          </draw:g>
          <draw:frame draw:style-name="gr7" draw:layer="layout" svg:width="1.446cm" svg:height="0.963cm" svg:x="23.132cm" svg:y="3.676cm">
            <draw:text-box>
              <text:p>Label</text:p>
              <text:p>On-Off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textarea-vertical-align="middle" draw:auto-grow-height="false"/>
      <style:paragraph-properties fo:text-align="center"/>
      <style:text-properties fo:font-size="1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Box" style:display-name="Title Box" style:family="graphic" style:parent-style-name="standard">
      <style:graphic-properties draw:textarea-vertical-align="middle" draw:auto-grow-height="false"/>
      <style:paragraph-properties fo:text-align="center"/>
      <style:text-properties fo:font-size="14pt"/>
    </style:style>
    <style:style style:name="Boxed_20_Text" style:display-name="Boxed Text" style:family="graphic" style:parent-style-name="standard">
      <style:graphic-properties draw:auto-grow-height="false"/>
    </style:style>
    <style:style style:name="Unboxed_20_Text" style:display-name="Unboxed Text" style:family="graphic" style:parent-style-name="Boxed_20_Text">
      <style:graphic-properties draw:stroke="none" draw:stroke-dash="Dashed_20__28_var_29__20_1" svg:stroke-width="0.051cm" svg:stroke-color="#ffffff" draw:marker-start-width="0.279cm" draw:marker-start-center="false" draw:marker-end-width="0.279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Unboxed_20_Text" style:display-name="Unboxed 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Unboxed_20_Text" style:display-name="Small Unboxed Text" style:family="graphic" style:parent-style-name="Unboxed_20_Text">
      <style:graphic-properties draw:stroke="none" draw:fill="none"/>
      <style:text-properties fo:font-size="7pt"/>
    </style:style>
    <style:style style:name="Switch_20_Label" style:display-name="Switch Label" style:family="graphic" style:parent-style-name="Boxed_20_Text">
      <style:graphic-properties svg:stroke-width="0cm" draw:marker-start-width="0.203cm" draw:marker-end-width="0.203cm" draw:fill="solid" draw:fill-color="#ffffff" draw:fill-gradient-name="Gradient_20_2" draw:fill-hatch-name="Hatching_20_1" draw:fill-image-name="Bitmape_20_1" draw:shadow="visible" draw:shadow-offset-x="0.051cm" draw:shadow-offset-y="0.051cm"/>
    </style:style>
  </office:styles>
  <office:automatic-styles>
    <style:page-layout style:name="PM0">
      <style:page-layout-properties fo:margin-top="0.635cm" fo:margin-bottom="0.635cm" fo:margin-left="0.635cm" fo:margin-right="0.635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textarea-vertical-align="middle" draw:auto-grow-height="false"/>
    </style:style>
    <style:style style:name="Mgr2" style:family="graphic" style:parent-style-name="Boxed_20_Text">
      <style:graphic-properties draw:textarea-vertical-align="middle" style:protect="size"/>
    </style:style>
    <style:style style:name="Mgr3" style:family="graphic" style:parent-style-name="Boxed_20_Text">
      <style:graphic-properties draw:textarea-vertical-align="middle"/>
    </style:style>
    <style:style style:name="Mgr4" style:family="graphic" style:parent-style-name="Title_20_Box">
      <style:graphic-properties fo:min-height="2.29cm" fo:min-width="7.12cm"/>
    </style:style>
    <style:style style:name="MP1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custom-shape draw:style-name="Mgr1" draw:text-style-name="MP1" draw:layer="backgroundobjects" svg:width="38.1cm" svg:height="25.4cm" svg:x="2.54cm" svg:y="1.27cm">
        <text:p/>
        <draw:enhanced-geometry svg:viewBox="0 0 21600 21600" draw:type="rectangle" draw:enhanced-path="M 0 0 L 21600 0 21600 21600 0 21600 0 0 Z N"/>
      </draw:custom-shape>
      <draw:g>
        <draw:custom-shape draw:style-name="Mgr2" draw:text-style-name="MP1" draw:layer="backgroundobjects" svg:width="3.81cm" svg:height="0.635cm" svg:x="33.02cm" svg:y="24.13cm">
          <text:p text:style-name="MP1">Drawing #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4.765cm">
          <text:p text:style-name="MP1">Modified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5.4cm">
          <text:p text:style-name="MP1">Created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6.035cm">
          <text:p text:style-name="MP1">Drawn By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4.13cm">
          <text:p text:style-name="MP1">XYZ-1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4.765cm">
          <text:p text:style-name="MP1"><text:date style:data-style-name="D4" text:date-value="2016-07-30">07/30/2016</text:date>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5.4cm">
          <text:p text:style-name="MP1"><text:date style:data-style-name="D4" text:date-value="2016-07-24" text:fixed="true">07/24/2016</text:date>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6.035cm">
          <text:p text:style-name="MP1">Art Zemon</text:p>
          <draw:enhanced-geometry svg:viewBox="0 0 21600 21600" draw:type="rectangle" draw:enhanced-path="M 0 0 L 21600 0 21600 21600 0 21600 0 0 Z N"/>
        </draw:custom-shape>
        <draw:custom-shape draw:style-name="Mgr3" draw:text-style-name="MP1" draw:layer="backgroundobjects" svg:width="15.24cm" svg:height="0.762cm" svg:x="25.4cm" svg:y="23.368cm">
          <text:p text:style-name="MP1">Bede BD-4C N114AC</text:p>
          <draw:enhanced-geometry svg:viewBox="0 0 21600 21600" draw:type="rectangle" draw:enhanced-path="M 0 0 L 21600 0 21600 21600 0 21600 0 0 Z N"/>
        </draw:custom-shape>
        <draw:custom-shape draw:style-name="Mgr4" draw:layer="backgroundobjects" svg:width="7.62cm" svg:height="2.54cm" svg:x="25.4cm" svg:y="24.13cm">
          <text:p>Drawing Title</text:p>
          <draw:enhanced-geometry svg:viewBox="0 0 21600 21600" draw:type="rectangle" draw:enhanced-path="M 0 0 L 21600 0 21600 21600 0 21600 0 0 Z N"/>
        </draw:custom-shape>
      </draw:g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 Zemon</meta:initial-creator>
    <meta:creation-date>2016-07-24T17:03:41.936731635</meta:creation-date>
    <dc:date>2016-07-30T17:43:04.987521684</dc:date>
    <dc:creator>Art Zemon</dc:creator>
    <meta:editing-duration>PT4H47M6S</meta:editing-duration>
    <meta:editing-cycles>61</meta:editing-cycles>
    <meta:generator>LibreOffice/4.2.8.2$Linux_X86_64 LibreOffice_project/420m0$Build-2</meta:generator>
    <meta:printed-by>Art Zemon</meta:printed-by>
    <meta:print-date>2016-07-27T20:22:53.713108348</meta:print-date>
    <meta:document-statistic meta:object-count="37"/>
  </office:meta>
</office:document-meta>
</file>